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T1" style:family="text">
      <style:text-properties style:text-underline-style="solid" style:text-underline-width="auto" style:text-underline-color="font-color"/>
    </style:style>
    <style:style style:name="T2" style:family="text">
      <style:text-properties fo:font-size="20pt" style:text-underline-style="solid" style:text-underline-width="auto" style:text-underline-color="font-color"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apport 3ème séance :</text:span> <text:s text:c="41"/><text:span text:style-name="T1">M'nasri Yasmina</text:span></text:p>
      <text:p text:style-name="Standard"/>
      <text:p text:style-name="Standard"/>
      <text:p text:style-name="Standard">Pour cette 3ème séance, j'ai finis par monter les derniers éléments du robot commandé (carte contrôleur, carte uno... ). Alianna s'est occupée de mettre en place la pince et le micro servomoteur.</text:p>
      <text:p text:style-name="Standard">Nous avons rencontré de nombreuses difficultées durant le montage. En effet l'une des pièces s'est cassée et une autre manquée. Il fallait donc les recoller et les bricoler ce qui a pris beaucoup de temps.</text:p>
      <text:p text:style-name="Standard">Pour faire fonctionner le robot, on a besoin d'un adaptateur d'une prise européenne pour alimenter le bras ce qu'on a pas . Nous avons donc branché les servomoteurs directement sur la carte arduino reliée par USB à l'ordinateur . </text:p>
      <text:p text:style-name="Standard">Le premier code écrit est :</text:p>
      <text:p text:style-name="Standard">#include &lt;Servo.h&gt;</text:p>
      <text:p text:style-name="Standard">Servo servo ;</text:p>
      <text:p text:style-name="Standard"/>
      <text:p text:style-name="Standard">void setup(){</text:p>
      <text:p text:style-name="Standard"><text:s text:c="4"/>servo.attach(8) ;</text:p>
      <text:p text:style-name="Standard">Serial.begin(9600);}</text:p>
      <text:p text:style-name="Standard"/>
      <text:p text:style-name="Standard">void loop(){</text:p>
      <text:p text:style-name="Standard"><text:tab/>servo.write(150) ;</text:p>
      <text:p text:style-name="Standard"><text:tab/>delay(15);}</text:p>
      <text:p text:style-name="Standard"/>
      <text:p text:style-name="Standard">Le servomoteur ne semble pas répondre aux mouvements codés</text:p>
      <text:p text:style-name="Standard">Le second code écrit est :</text:p>
      <text:p text:style-name="Standard">#include&lt;Servo.h&gt;</text:p>
      <text:p text:style-name="Standard">Servo middle,left,right,claw ;</text:p>
      <text:p text:style-name="Standard">void setup(){</text:p>
      <text:p text:style-name="Standard">Serial.begin(9600) ;</text:p>
      <text:p text:style-name="Standard">middle.attach(11) ;</text:p>
      <text:p text:style-name="Standard">left.attach(10) ;</text:p>
      <text:p text:style-name="Standard">right.attach(9) ;</text:p>
      <text:p text:style-name="Standard">claw.attach(6) ;}</text:p>
      <text:p text:style-name="Standard"/>
      <text:p text:style-name="Standard">void loop(){</text:p>
      <text:p text:style-name="Standard">middle.write(30) ;</text:p>
      <text:p text:style-name="Standard">left.write(30) ;</text:p>
      <text:p text:style-name="Standard">right.write(30) ;</text:p>
      <text:p text:style-name="Standard">claw.write(0) ;</text:p>
      <text:p text:style-name="Standard">delay(300);}</text:p>
      <text:p text:style-name="Standard"/>
      <text:p text:style-name="Standard">Les sevomoteurs semblent répondre aux actions demandées, mais les mouvements sont saccadés et lents.</text:p>
      <text:p text:style-name="Standard">En branchant sur la carte arduino UNO fournit, les mouvements du bras sont plus fluides et rapide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 mn</meta:initial-creator>
    <meta:creation-date>2020-01-11T18:12:11.66</meta:creation-date>
    <dc:date>2020-01-11T20:53:29.92</dc:date>
    <dc:creator>me mn</dc:creator>
    <meta:editing-duration>PT9M34S</meta:editing-duration>
    <meta:editing-cycles>1</meta:editing-cycles>
    <meta:generator>OpenOffice/4.1.2$Win32 OpenOffice.org_project/412m3$Build-9782</meta:generator>
    <meta:document-statistic meta:table-count="0" meta:image-count="0" meta:object-count="0" meta:page-count="1" meta:paragraph-count="31" meta:word-count="206" meta:character-count="1386"/>
  </office:meta>
</office:document-meta>
</file>